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ehr gut. Unten findest du eine <text:span text:style-name="Strong_20_Emphasis">erweiterte Liste</text:span> verdächtiger Keywords, aufgeteilt nach <text:span text:style-name="Strong_20_Emphasis">Betreff</text:span>, <text:span text:style-name="Strong_20_Emphasis">Absender</text:span>, <text:span text:style-name="Strong_20_Emphasis">Textinhalt</text:span>, <text:span text:style-name="Strong_20_Emphasis">technische Trigger</text:span> und <text:span text:style-name="Strong_20_Emphasis">Social-Engineering-Phrasen</text:span>. Diese Keywords sind speziell dafür geeignet, Spam-, Phishing- und betrügerische E-Mails <text:span text:style-name="Strong_20_Emphasis">frühzeitig zu erkennen</text:span>.</text:p>
      <text:p text:style-name="Horizontal_20_Line"/>
      <text:h text:style-name="Heading_20_2" text:outline-level="2">🟥 BETREFF (<text:span text:style-name="Source_20_Text">Subject</text:span>)</text:h>
      <text:p text:style-name="Text_20_body">Weitere verdächtige Phrasen und Wörter, die häufig in Phishing- und Scam-Mails verwendet werden:</text:p>
      <text:list text:style-name="L1">
        <text:list-item>
          <text:p text:style-name="P1">„Letzte Chance“</text:p>
        </text:list-item>
        <text:list-item>
          <text:p text:style-name="P1">„Letzte Erinnerung“</text:p>
        </text:list-item>
        <text:list-item>
          <text:p text:style-name="P1">„Zahlungsverzug“</text:p>
        </text:list-item>
        <text:list-item>
          <text:p text:style-name="P1">„Zahlung erforderlich“</text:p>
        </text:list-item>
        <text:list-item>
          <text:p text:style-name="P1">„Ihr Konto ist in Gefahr“</text:p>
        </text:list-item>
        <text:list-item>
          <text:p text:style-name="P1">„Sicherheitswarnung“</text:p>
        </text:list-item>
        <text:list-item>
          <text:p text:style-name="P1">„Aktualisieren Sie Ihre Informationen“</text:p>
        </text:list-item>
        <text:list-item>
          <text:p text:style-name="P1">„Dringende Mitteilung“</text:p>
        </text:list-item>
        <text:list-item>
          <text:p text:style-name="P1">„Verifizierungsanfrage“</text:p>
        </text:list-item>
        <text:list-item>
          <text:p text:style-name="P1">„Neuer Loginversuch erkannt“</text:p>
        </text:list-item>
        <text:list-item>
          <text:p text:style-name="P1">„Ihr Konto wurde kompromittiert“</text:p>
        </text:list-item>
        <text:list-item>
          <text:p text:style-name="P1">„Wichtige Mitteilung“</text:p>
        </text:list-item>
        <text:list-item>
          <text:p text:style-name="P1">„Ungewöhnliche Aktivitäten“</text:p>
        </text:list-item>
        <text:list-item>
          <text:p text:style-name="P1">„Jetzt handeln“</text:p>
        </text:list-item>
        <text:list-item>
          <text:p text:style-name="P1">„Aktion erforderlich“</text:p>
        </text:list-item>
        <text:list-item>
          <text:p text:style-name="P1">„Benachrichtigung über verdächtige Aktivität“</text:p>
        </text:list-item>
        <text:list-item>
          <text:p text:style-name="P1">„Systembenachrichtigung“</text:p>
        </text:list-item>
        <text:list-item>
          <text:p text:style-name="P1">„Bestellbestätigung“ (wenn du nichts bestellt hast)</text:p>
        </text:list-item>
      </text:list>
      <text:p text:style-name="Horizontal_20_Line"/>
      <text:h text:style-name="Heading_20_2" text:outline-level="2">🟧 ABSENDER (<text:span text:style-name="Source_20_Text">From</text:span>, <text:span text:style-name="Source_20_Text">Return-Path</text:span>)</text:h>
      <text:p text:style-name="Text_20_body">Zusätzliche Anzeichen in der E-Mail-Adresse oder Domain:</text:p>
      <text:list text:style-name="L2">
        <text:list-item>
          <text:p text:style-name="P2">„-security“</text:p>
        </text:list-item>
        <text:list-item>
          <text:p text:style-name="P2">„-verifikation“</text:p>
        </text:list-item>
        <text:list-item>
          <text:p text:style-name="P2">„user-update“</text:p>
        </text:list-item>
        <text:list-item>
          <text:p text:style-name="P2"><text:soft-page-break/>„login-alert“</text:p>
        </text:list-item>
        <text:list-item>
          <text:p text:style-name="P2">„sicherheitscenter“</text:p>
        </text:list-item>
        <text:list-item>
          <text:p text:style-name="P2">„kunden-support“</text:p>
        </text:list-item>
        <text:list-item>
          <text:p text:style-name="P2">„<text:a xlink:type="simple" xlink:href="mailto:noreply@paypal-security.com" text:style-name="Internet_20_link" text:visited-style-name="Visited_20_Internet_20_Link">noreply@paypal-security.com</text:a>“</text:p>
        </text:list-item>
        <text:list-item>
          <text:p text:style-name="P2">„<text:a xlink:type="simple" xlink:href="mailto:verify-apple@icloud-alert.com" text:style-name="Internet_20_link" text:visited-style-name="Visited_20_Internet_20_Link">verify-apple@icloud-alert.com</text:a>“</text:p>
        </text:list-item>
        <text:list-item>
          <text:p text:style-name="P2">Domains mit:</text:p>
          <text:list>
            <text:list-item>
              <text:p text:style-name="P2"><text:span text:style-name="Source_20_Text">xn--</text:span> (IDN-Spoofing)</text:p>
            </text:list-item>
            <text:list-item>
              <text:p text:style-name="P2"><text:span text:style-name="Source_20_Text">update-</text:span> oder <text:span text:style-name="Source_20_Text">secure-</text:span> Prefix</text:p>
            </text:list-item>
            <text:list-item>
              <text:p text:style-name="P2"><text:span text:style-name="Source_20_Text">email-verification</text:span></text:p>
            </text:list-item>
            <text:list-item>
              <text:p text:style-name="P2">Zahlencode-Domains (z. B. <text:span text:style-name="Source_20_Text">secure12345-login.net</text:span>)</text:p>
            </text:list-item>
            <text:list-item>
              <text:p text:style-name="P2">kostenlose Hosting-Domains wie <text:span text:style-name="Source_20_Text">.tk</text:span>, <text:span text:style-name="Source_20_Text">.ml</text:span>, <text:span text:style-name="Source_20_Text">.ga</text:span>, <text:span text:style-name="Source_20_Text">.cf</text:span>, <text:span text:style-name="Source_20_Text">.gq</text:span></text:p>
            </text:list-item>
          </text:list>
        </text:list-item>
      </text:list>
      <text:p text:style-name="Horizontal_20_Line"/>
      <text:h text:style-name="Heading_20_2" text:outline-level="2">🟩 MAIL-INHALT (Body, HTML, Plaintext)</text:h>
      <text:p text:style-name="Text_20_body">Häufige Trigger-Phrasen und Begriffe:</text:p>
      <text:list text:style-name="L3">
        <text:list-item>
          <text:p text:style-name="P3">„Jetzt bestätigen“</text:p>
        </text:list-item>
        <text:list-item>
          <text:p text:style-name="P3">„Daten eingeben“</text:p>
        </text:list-item>
        <text:list-item>
          <text:p text:style-name="P3">„Sie müssen handeln“</text:p>
        </text:list-item>
        <text:list-item>
          <text:p text:style-name="P3">„Kostenpflichtig, wenn Sie nicht reagieren“</text:p>
        </text:list-item>
        <text:list-item>
          <text:p text:style-name="P3">„Konto wird geschlossen“</text:p>
        </text:list-item>
        <text:list-item>
          <text:p text:style-name="P3">„Verifizierungsprozess“</text:p>
        </text:list-item>
        <text:list-item>
          <text:p text:style-name="P3">„Zahlung ausstehend“</text:p>
        </text:list-item>
        <text:list-item>
          <text:p text:style-name="P3">„Zahlung nicht erfolgt“</text:p>
        </text:list-item>
        <text:list-item>
          <text:p text:style-name="P3">„Nicht autorisierte Zahlung“</text:p>
        </text:list-item>
        <text:list-item>
          <text:p text:style-name="P3">„Zurückerstatten“</text:p>
        </text:list-item>
        <text:list-item>
          <text:p text:style-name="P3">„Jetzt überweisen“</text:p>
        </text:list-item>
        <text:list-item>
          <text:p text:style-name="P3">„Aufladung erforderlich“</text:p>
        </text:list-item>
        <text:list-item>
          <text:p text:style-name="P3">„Laden Sie das Dokument herunter“</text:p>
        </text:list-item>
        <text:list-item>
          <text:p text:style-name="P3">„Datei im Anhang“</text:p>
        </text:list-item>
        <text:list-item>
          <text:p text:style-name="P3">„Dokument geöffnet werden“</text:p>
        </text:list-item>
        <text:list-item>
          <text:p text:style-name="P3">„Sensible Daten“</text:p>
        </text:list-item>
        <text:list-item>
          <text:p text:style-name="P3">„Verschlüsseltes Dokument“</text:p>
        </text:list-item>
        <text:list-item>
          <text:p text:style-name="P3"><text:soft-page-break/>„Passwort erforderlich“</text:p>
        </text:list-item>
        <text:list-item>
          <text:p text:style-name="P3">„Ungewöhnliches Verhalten“</text:p>
        </text:list-item>
        <text:list-item>
          <text:p text:style-name="P3">„Aktivitätsbenachrichtigung“</text:p>
        </text:list-item>
        <text:list-item>
          <text:p text:style-name="P3">„Apple ID wurde gesperrt“</text:p>
        </text:list-item>
        <text:list-item>
          <text:p text:style-name="P3">„Neues Gerät erkannt“</text:p>
        </text:list-item>
        <text:list-item>
          <text:p text:style-name="P3">„Verdächtige IP-Adresse“</text:p>
        </text:list-item>
      </text:list>
      <text:p text:style-name="Horizontal_20_Line"/>
      <text:h text:style-name="Heading_20_2" text:outline-level="2">🟦 TECHNISCHE INDIZIEN (HTML, Anhänge, Links)</text:h>
      <text:p text:style-name="Text_20_body">Diese Begriffe deuten auf potenziell <text:span text:style-name="Strong_20_Emphasis">schädlichen Code oder Anhänge</text:span>:</text:p>
      <text:list text:style-name="L4">
        <text:list-item>
          <text:p text:style-name="P4"><text:span text:style-name="Source_20_Text">src="data:text/html;base64,..."</text:span></text:p>
        </text:list-item>
        <text:list-item>
          <text:p text:style-name="P4"><text:span text:style-name="Source_20_Text">.scr</text:span>, <text:span text:style-name="Source_20_Text">.vbs</text:span>, <text:span text:style-name="Source_20_Text">.exe</text:span>, <text:span text:style-name="Source_20_Text">.js</text:span>, <text:span text:style-name="Source_20_Text">.jar</text:span>, <text:span text:style-name="Source_20_Text">.zip</text:span>, <text:span text:style-name="Source_20_Text">.rar</text:span></text:p>
        </text:list-item>
        <text:list-item>
          <text:p text:style-name="P4"><text:span text:style-name="Source_20_Text">&lt;form&gt;</text:span>-Tags im Mailbody</text:p>
        </text:list-item>
        <text:list-item>
          <text:p text:style-name="P4"><text:span text:style-name="Source_20_Text">onclick=</text:span>, <text:span text:style-name="Source_20_Text">onload=</text:span>, <text:span text:style-name="Source_20_Text">document.write(</text:span></text:p>
        </text:list-item>
        <text:list-item>
          <text:p text:style-name="P4">verdächtige Linkverweise wie:</text:p>
          <text:list>
            <text:list-item>
              <text:p text:style-name="P4"><text:span text:style-name="Source_20_Text">bit.ly</text:span>, <text:span text:style-name="Source_20_Text">tinyurl.com</text:span>, <text:span text:style-name="Source_20_Text">shorte.st</text:span>, <text:span text:style-name="Source_20_Text">ow.ly</text:span></text:p>
            </text:list-item>
            <text:list-item>
              <text:p text:style-name="P4">Redirect-Links mit <text:span text:style-name="Source_20_Text">?redirect=</text:span></text:p>
            </text:list-item>
            <text:list-item>
              <text:p text:style-name="P4">Missmatch zwischen Linktext und URL</text:p>
            </text:list-item>
          </text:list>
        </text:list-item>
      </text:list>
      <text:p text:style-name="Horizontal_20_Line"/>
      <text:h text:style-name="Heading_20_2" text:outline-level="2">🟨 SOCIAL ENGINEERING PHRASES</text:h>
      <text:p text:style-name="Text_20_body">Diese Phrasen versuchen psychologisch zu drängen:</text:p>
      <text:list text:style-name="L5">
        <text:list-item>
          <text:p text:style-name="P5">„Wenn Sie nicht handeln, …“</text:p>
        </text:list-item>
        <text:list-item>
          <text:p text:style-name="P5">„Sofortiger Zugriff“</text:p>
        </text:list-item>
        <text:list-item>
          <text:p text:style-name="P5">„Verpassen Sie diese Gelegenheit nicht“</text:p>
        </text:list-item>
        <text:list-item>
          <text:p text:style-name="P5">„Vertraulich“</text:p>
        </text:list-item>
        <text:list-item>
          <text:p text:style-name="P5">„Nur für Sie“</text:p>
        </text:list-item>
        <text:list-item>
          <text:p text:style-name="P5">„Ihre Daten wurden kompromittiert“</text:p>
        </text:list-item>
        <text:list-item>
          <text:p text:style-name="P5">„Diese Nachricht wird automatisch gelöscht“</text:p>
        </text:list-item>
        <text:list-item>
          <text:p text:style-name="P5">„Dies ist keine Werbung“</text:p>
        </text:list-item>
        <text:list-item>
          <text:p text:style-name="P5">„Wichtig für Ihre Sicherheit“</text:p>
        </text:list-item>
        <text:list-item>
          <text:p text:style-name="P5">„Bitte vertrauen Sie uns“</text:p>
        </text:list-item>
      </text:list>
      <text:p text:style-name="Horizontal_20_Line"/>
      <text:h text:style-name="Heading_20_2" text:outline-level="2"><text:soft-page-break/>✅ HINWEIS ZUR ANWENDUNG</text:h>
      <text:p text:style-name="Text_20_body">Du kannst diese erweiterten Listen verwenden, um:</text:p>
      <text:list text:style-name="L6">
        <text:list-item>
          <text:p text:style-name="P6"><text:span text:style-name="Strong_20_Emphasis">Listenbasierte Scans</text:span> durchzuführen (<text:span text:style-name="Source_20_Text">any(keyword in ...)</text:span>)</text:p>
        </text:list-item>
        <text:list-item>
          <text:p text:style-name="P6"><text:span text:style-name="Strong_20_Emphasis">Gewichtete Prüfungen</text:span> umzusetzen (höhere Punkte bei technisch gefährlichen Mustern)</text:p>
        </text:list-item>
        <text:list-item>
          <text:p text:style-name="P6"><text:span text:style-name="Strong_20_Emphasis">Individuelle Keyword-Gruppen</text:span> je nach Betreff, Body, Sender</text:p>
        </text:list-item>
      </text:list>
      <text:p text:style-name="Text_20_body">Wenn du willst, kannst du die Keywords auch <text:span text:style-name="Strong_20_Emphasis">in JSON/YAML-Dateien</text:span> speichern, um sie dynamisch zu laden und leicht zu pflegen.</text:p>
      <text:p text:style-name="Horizontal_20_Line"/>
      <text:p text:style-name="Text_20_body">Wenn du eine Blacklist-, Keyword- oder Regelverwaltungsstruktur brauchst, erkläre ich sie dir sehr gerne. Sag einfach Bescheid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17:32:57.142673940</meta:creation-date>
    <dc:date>2025-07-07T17:33:14.149708371</dc:date>
    <meta:editing-duration>PT17S</meta:editing-duration>
    <meta:editing-cycles>1</meta:editing-cycles>
    <meta:document-statistic meta:table-count="0" meta:image-count="0" meta:object-count="0" meta:page-count="4" meta:paragraph-count="91" meta:word-count="439" meta:character-count="3191" meta:non-whitespace-character-count="2919"/>
    <meta:generator>LibreOffice/24.2.7.2$Linux_X86_64 LibreOffice_project/420$Build-2</meta:generator>
  </office:meta>
</office:document-meta>
</file>